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a38f5" officeooo:paragraph-rsid="001a38f5"/>
    </style:style>
    <style:style style:name="P2" style:family="paragraph" style:parent-style-name="Standard">
      <style:text-properties officeooo:paragraph-rsid="001be6e0"/>
    </style:style>
    <style:style style:name="P3" style:family="paragraph" style:parent-style-name="Standard">
      <style:text-properties officeooo:rsid="001be6e0" officeooo:paragraph-rsid="001be6e0"/>
    </style:style>
    <style:style style:name="P4" style:family="paragraph" style:parent-style-name="Standard">
      <style:text-properties officeooo:rsid="001c5d0c" officeooo:paragraph-rsid="001c5d0c"/>
    </style:style>
    <style:style style:name="P5" style:family="paragraph" style:parent-style-name="Standard">
      <style:text-properties fo:font-weight="bold" officeooo:rsid="001e3fe8" officeooo:paragraph-rsid="001e3fe8" style:font-weight-asian="bold" style:font-weight-complex="bold"/>
    </style:style>
    <style:style style:name="P6" style:family="paragraph" style:parent-style-name="Standard">
      <style:text-properties fo:font-weight="bold" officeooo:rsid="001a38f5" officeooo:paragraph-rsid="001be6e0" style:font-weight-asian="bold" style:font-weight-complex="bold"/>
    </style:style>
    <style:style style:name="P7" style:family="paragraph" style:parent-style-name="Standard">
      <style:text-properties fo:font-weight="bold" officeooo:rsid="001be6e0" officeooo:paragraph-rsid="001be6e0" style:font-weight-asian="bold" style:font-weight-complex="bold"/>
    </style:style>
    <style:style style:name="P8" style:family="paragraph" style:parent-style-name="Standard">
      <style:text-properties fo:font-weight="bold" officeooo:rsid="0028b45a" officeooo:paragraph-rsid="0028b45a" style:font-weight-asian="bold" style:font-weight-complex="bold"/>
    </style:style>
    <style:style style:name="P9" style:family="paragraph" style:parent-style-name="Standard">
      <style:text-properties fo:font-weight="bold" officeooo:rsid="0030450c" officeooo:paragraph-rsid="0030450c" style:font-weight-asian="bold" style:font-weight-complex="bold"/>
    </style:style>
    <style:style style:name="P10" style:family="paragraph" style:parent-style-name="Standard">
      <style:text-properties fo:font-weight="bold" officeooo:rsid="003d47ae" officeooo:paragraph-rsid="003d47ae" style:font-weight-asian="bold" style:font-weight-complex="bold"/>
    </style:style>
    <style:style style:name="P11" style:family="paragraph" style:parent-style-name="Standard">
      <style:text-properties officeooo:rsid="0023f73b" officeooo:paragraph-rsid="0023f73b"/>
    </style:style>
    <style:style style:name="P12" style:family="paragraph" style:parent-style-name="Standard">
      <style:text-properties fo:font-weight="normal" officeooo:rsid="002fdefc" officeooo:paragraph-rsid="002fdefc" style:font-weight-asian="normal" style:font-weight-complex="normal"/>
    </style:style>
    <style:style style:name="P13" style:family="paragraph" style:parent-style-name="Standard">
      <style:text-properties fo:font-weight="normal" officeooo:rsid="0030450c" officeooo:paragraph-rsid="0030450c" style:font-weight-asian="normal" style:font-weight-complex="normal"/>
    </style:style>
    <style:style style:name="P14" style:family="paragraph" style:parent-style-name="Standard">
      <style:text-properties style:text-underline-style="none" fo:font-weight="normal" officeooo:rsid="003994d3" officeooo:paragraph-rsid="003a64aa" style:font-weight-asian="normal" style:font-weight-complex="normal"/>
    </style:style>
    <style:style style:name="P15" style:family="paragraph" style:parent-style-name="Standard">
      <style:text-properties style:text-underline-style="none" fo:font-weight="normal" officeooo:rsid="00593054" officeooo:paragraph-rsid="00593054" style:font-weight-asian="normal" style:font-weight-complex="normal"/>
    </style:style>
    <style:style style:name="P16" style:family="paragraph" style:parent-style-name="Standard">
      <style:text-properties style:text-underline-style="none" fo:font-weight="bold" officeooo:rsid="005aad2b" officeooo:paragraph-rsid="005aad2b" style:font-weight-asian="bold" style:font-weight-complex="bold"/>
    </style:style>
    <style:style style:name="P17" style:family="paragraph" style:parent-style-name="Standard">
      <style:paragraph-properties fo:margin-left="1.251cm" fo:margin-right="0cm" fo:text-indent="0cm" style:auto-text-indent="false"/>
      <style:text-properties fo:font-weight="normal" officeooo:rsid="0030450c" officeooo:paragraph-rsid="0030450c" style:font-weight-asian="normal" style:font-weight-complex="normal"/>
    </style:style>
    <style:style style:name="P18" style:family="paragraph" style:parent-style-name="Standard" style:list-style-name="L1">
      <style:text-properties officeooo:rsid="001a38f5" officeooo:paragraph-rsid="001be6e0"/>
    </style:style>
    <style:style style:name="P19" style:family="paragraph" style:parent-style-name="Standard" style:list-style-name="L1">
      <style:text-properties officeooo:rsid="001be6e0" officeooo:paragraph-rsid="001be6e0"/>
    </style:style>
    <style:style style:name="P20" style:family="paragraph" style:parent-style-name="Standard" style:list-style-name="L2">
      <style:text-properties officeooo:rsid="001be6e0" officeooo:paragraph-rsid="001be6e0"/>
    </style:style>
    <style:style style:name="P21" style:family="paragraph" style:parent-style-name="Standard" style:list-style-name="L2">
      <style:text-properties officeooo:rsid="001c5d0c" officeooo:paragraph-rsid="001c5d0c"/>
    </style:style>
    <style:style style:name="P22" style:family="paragraph" style:parent-style-name="Standard" style:list-style-name="L3">
      <style:text-properties officeooo:rsid="001e3fe8" officeooo:paragraph-rsid="001e3fe8"/>
    </style:style>
    <style:style style:name="P23" style:family="paragraph" style:parent-style-name="Standard" style:list-style-name="L3">
      <style:text-properties officeooo:rsid="001f08c6" officeooo:paragraph-rsid="001f08c6"/>
    </style:style>
    <style:style style:name="P24" style:family="paragraph" style:parent-style-name="Standard" style:list-style-name="L3">
      <style:text-properties officeooo:rsid="0020dbde" officeooo:paragraph-rsid="0020dbde"/>
    </style:style>
    <style:style style:name="P25" style:family="paragraph" style:parent-style-name="Standard" style:list-style-name="L3">
      <style:text-properties officeooo:rsid="00226ae2" officeooo:paragraph-rsid="00226ae2"/>
    </style:style>
    <style:style style:name="P26" style:family="paragraph" style:parent-style-name="Standard" style:list-style-name="L3">
      <style:text-properties officeooo:rsid="0023f73b" officeooo:paragraph-rsid="0023f73b"/>
    </style:style>
    <style:style style:name="P27" style:family="paragraph" style:parent-style-name="Standard" style:list-style-name="L4">
      <style:text-properties officeooo:paragraph-rsid="002a8a2d"/>
    </style:style>
    <style:style style:name="P28" style:family="paragraph" style:parent-style-name="Standard" style:list-style-name="L4">
      <style:text-properties fo:font-weight="normal" officeooo:rsid="0028b45a" officeooo:paragraph-rsid="0028b45a" style:font-weight-asian="normal" style:font-weight-complex="normal"/>
    </style:style>
    <style:style style:name="P29" style:family="paragraph" style:parent-style-name="Standard" style:list-style-name="L4">
      <style:text-properties fo:font-weight="normal" officeooo:rsid="002a6e15" officeooo:paragraph-rsid="002a6e15" style:font-weight-asian="normal" style:font-weight-complex="normal"/>
    </style:style>
    <style:style style:name="P30" style:family="paragraph" style:parent-style-name="Standard" style:list-style-name="L4">
      <style:text-properties fo:font-weight="normal" officeooo:rsid="002a8a2d" officeooo:paragraph-rsid="002a8a2d" style:font-weight-asian="normal" style:font-weight-complex="normal"/>
    </style:style>
    <style:style style:name="P31" style:family="paragraph" style:parent-style-name="Standard" style:list-style-name="L4">
      <style:text-properties fo:font-weight="normal" officeooo:rsid="002ad2b5" officeooo:paragraph-rsid="002ad2b5" style:font-weight-asian="normal" style:font-weight-complex="normal"/>
    </style:style>
    <style:style style:name="P32" style:family="paragraph" style:parent-style-name="Standard" style:list-style-name="L4">
      <style:text-properties fo:font-weight="normal" officeooo:rsid="002b6106" officeooo:paragraph-rsid="002b6106" style:font-weight-asian="normal" style:font-weight-complex="normal"/>
    </style:style>
    <style:style style:name="P33" style:family="paragraph" style:parent-style-name="Standard" style:list-style-name="L4">
      <style:text-properties fo:font-weight="normal" officeooo:rsid="002d460f" officeooo:paragraph-rsid="002d460f" style:font-weight-asian="normal" style:font-weight-complex="normal"/>
    </style:style>
    <style:style style:name="P34" style:family="paragraph" style:parent-style-name="Standard" style:list-style-name="L4">
      <style:text-properties fo:font-weight="normal" officeooo:rsid="002eb8df" officeooo:paragraph-rsid="002eb8df" style:font-weight-asian="normal" style:font-weight-complex="normal"/>
    </style:style>
    <style:style style:name="P35" style:family="paragraph" style:parent-style-name="Standard" style:list-style-name="L4">
      <style:text-properties fo:font-weight="normal" officeooo:rsid="002fdefc" officeooo:paragraph-rsid="002fdefc" style:font-weight-asian="normal" style:font-weight-complex="normal"/>
    </style:style>
    <style:style style:name="P36" style:family="paragraph" style:parent-style-name="Standard" style:list-style-name="L5">
      <style:text-properties fo:font-weight="normal" officeooo:rsid="00307c34" officeooo:paragraph-rsid="00307c34" style:font-weight-asian="normal" style:font-weight-complex="normal"/>
    </style:style>
    <style:style style:name="P37" style:family="paragraph" style:parent-style-name="Standard" style:list-style-name="L5">
      <style:text-properties fo:font-weight="normal" officeooo:rsid="00307c34" officeooo:paragraph-rsid="00345cc8" style:font-weight-asian="normal" style:font-weight-complex="normal"/>
    </style:style>
    <style:style style:name="P38" style:family="paragraph" style:parent-style-name="Standard" style:list-style-name="L4">
      <style:text-properties officeooo:rsid="002ad2b5" officeooo:paragraph-rsid="002ad2b5"/>
    </style:style>
    <style:style style:name="P39" style:family="paragraph" style:parent-style-name="Standard" style:list-style-name="L4">
      <style:text-properties officeooo:rsid="002b6106" officeooo:paragraph-rsid="002b6106"/>
    </style:style>
    <style:style style:name="P40" style:family="paragraph" style:parent-style-name="Standard" style:list-style-name="L4">
      <style:text-properties officeooo:rsid="002d460f" officeooo:paragraph-rsid="002d460f"/>
    </style:style>
    <style:style style:name="P41" style:family="paragraph" style:parent-style-name="Standard" style:list-style-name="L5">
      <style:text-properties officeooo:paragraph-rsid="00307c34"/>
    </style:style>
    <style:style style:name="P42" style:family="paragraph" style:parent-style-name="Standard" style:list-style-name="L5">
      <style:text-properties fo:font-weight="bold" officeooo:rsid="0030450c" officeooo:paragraph-rsid="0030450c" style:font-weight-asian="bold" style:font-weight-complex="bold"/>
    </style:style>
    <style:style style:name="P43" style:family="paragraph" style:parent-style-name="Standard" style:list-style-name="L5">
      <style:text-properties fo:font-weight="bold" officeooo:rsid="00307c34" officeooo:paragraph-rsid="00345cc8" style:font-weight-asian="bold" style:font-weight-complex="bold"/>
    </style:style>
    <style:style style:name="P44" style:family="paragraph" style:parent-style-name="Standard" style:list-style-name="L5">
      <style:text-properties fo:font-weight="bold" officeooo:rsid="003a64aa" officeooo:paragraph-rsid="003a64aa" style:font-weight-asian="bold" style:font-weight-complex="bold"/>
    </style:style>
    <style:style style:name="P45" style:family="paragraph" style:parent-style-name="Standard" style:list-style-name="L6">
      <style:text-properties fo:font-weight="bold" officeooo:rsid="0040eaa7" officeooo:paragraph-rsid="0040eaa7" style:font-weight-asian="bold" style:font-weight-complex="bold"/>
    </style:style>
    <style:style style:name="P46" style:family="paragraph" style:parent-style-name="Standard" style:list-style-name="L6">
      <style:text-properties fo:font-weight="bold" officeooo:rsid="0043d39f" officeooo:paragraph-rsid="0043d39f" style:font-weight-asian="bold" style:font-weight-complex="bold"/>
    </style:style>
    <style:style style:name="P47" style:family="paragraph" style:parent-style-name="Standard" style:list-style-name="L6">
      <style:text-properties fo:font-weight="bold" officeooo:rsid="0047849f" officeooo:paragraph-rsid="0047849f" style:font-weight-asian="bold" style:font-weight-complex="bold"/>
    </style:style>
    <style:style style:name="P48" style:family="paragraph" style:parent-style-name="Standard" style:list-style-name="L6">
      <style:text-properties fo:font-weight="bold" officeooo:rsid="00491f5e" officeooo:paragraph-rsid="00491f5e" style:font-weight-asian="bold" style:font-weight-complex="bold"/>
    </style:style>
    <style:style style:name="P49" style:family="paragraph" style:parent-style-name="Standard" style:list-style-name="L5">
      <style:text-properties style:text-underline-style="none" fo:font-weight="normal" officeooo:rsid="003279da" officeooo:paragraph-rsid="00345cc8" style:font-weight-asian="normal" style:font-weight-complex="normal"/>
    </style:style>
    <style:style style:name="P50" style:family="paragraph" style:parent-style-name="Standard" style:list-style-name="L5">
      <style:text-properties style:text-underline-style="none" fo:font-weight="normal" officeooo:rsid="003279da" officeooo:paragraph-rsid="003279da" style:font-weight-asian="normal" style:font-weight-complex="normal"/>
    </style:style>
    <style:style style:name="P51" style:family="paragraph" style:parent-style-name="Standard" style:list-style-name="L5">
      <style:text-properties style:text-underline-style="none" fo:font-weight="normal" officeooo:rsid="0033d99b" officeooo:paragraph-rsid="0033d99b" style:font-weight-asian="normal" style:font-weight-complex="normal"/>
    </style:style>
    <style:style style:name="P52" style:family="paragraph" style:parent-style-name="Standard" style:list-style-name="L5">
      <style:text-properties style:text-underline-style="none" fo:font-weight="normal" officeooo:rsid="00345cc8" officeooo:paragraph-rsid="00345cc8" style:font-weight-asian="normal" style:font-weight-complex="normal"/>
    </style:style>
    <style:style style:name="P53" style:family="paragraph" style:parent-style-name="Standard" style:list-style-name="L5">
      <style:text-properties style:text-underline-style="none" fo:font-weight="normal" officeooo:rsid="00367c0f" officeooo:paragraph-rsid="00367c0f" style:font-weight-asian="normal" style:font-weight-complex="normal"/>
    </style:style>
    <style:style style:name="P54" style:family="paragraph" style:parent-style-name="Standard" style:list-style-name="L5">
      <style:text-properties style:text-underline-style="none" fo:font-weight="normal" officeooo:rsid="0037a6fc" officeooo:paragraph-rsid="0037a6fc" style:font-weight-asian="normal" style:font-weight-complex="normal"/>
    </style:style>
    <style:style style:name="P55" style:family="paragraph" style:parent-style-name="Standard" style:list-style-name="L5">
      <style:text-properties style:text-underline-style="none" fo:font-weight="normal" officeooo:rsid="003994d3" officeooo:paragraph-rsid="003994d3" style:font-weight-asian="normal" style:font-weight-complex="normal"/>
    </style:style>
    <style:style style:name="P56" style:family="paragraph" style:parent-style-name="Standard" style:list-style-name="L6">
      <style:text-properties style:text-underline-style="none" fo:font-weight="normal" officeooo:rsid="003deafd" officeooo:paragraph-rsid="003deafd" style:font-weight-asian="normal" style:font-weight-complex="normal"/>
    </style:style>
    <style:style style:name="P57" style:family="paragraph" style:parent-style-name="Standard" style:list-style-name="L6">
      <style:text-properties style:text-underline-style="none" fo:font-weight="normal" officeooo:rsid="0040eaa7" officeooo:paragraph-rsid="0040eaa7" style:font-weight-asian="normal" style:font-weight-complex="normal"/>
    </style:style>
    <style:style style:name="P58" style:family="paragraph" style:parent-style-name="Standard" style:list-style-name="L6">
      <style:text-properties style:text-underline-style="none" fo:font-weight="normal" officeooo:rsid="0041cda9" officeooo:paragraph-rsid="0041cda9" style:font-weight-asian="normal" style:font-weight-complex="normal"/>
    </style:style>
    <style:style style:name="P59" style:family="paragraph" style:parent-style-name="Standard" style:list-style-name="L6">
      <style:text-properties style:text-underline-style="none" fo:font-weight="normal" officeooo:rsid="00428084" officeooo:paragraph-rsid="00428084" style:font-weight-asian="normal" style:font-weight-complex="normal"/>
    </style:style>
    <style:style style:name="P60" style:family="paragraph" style:parent-style-name="Standard" style:list-style-name="L6">
      <style:text-properties style:text-underline-style="none" fo:font-weight="normal" officeooo:rsid="0043d39f" officeooo:paragraph-rsid="0043d39f" style:font-weight-asian="normal" style:font-weight-complex="normal"/>
    </style:style>
    <style:style style:name="P61" style:family="paragraph" style:parent-style-name="Standard" style:list-style-name="L6">
      <style:text-properties style:text-underline-style="none" fo:font-weight="normal" officeooo:rsid="00491f5e" officeooo:paragraph-rsid="00491f5e" style:font-weight-asian="normal" style:font-weight-complex="normal"/>
    </style:style>
    <style:style style:name="P62" style:family="paragraph" style:parent-style-name="Standard" style:list-style-name="L6">
      <style:text-properties style:text-underline-style="none" fo:font-weight="normal" officeooo:rsid="004b45d0" officeooo:paragraph-rsid="004b45d0" style:font-weight-asian="normal" style:font-weight-complex="normal"/>
    </style:style>
    <style:style style:name="P63" style:family="paragraph" style:parent-style-name="Standard" style:list-style-name="L6">
      <style:text-properties style:text-underline-style="none" fo:font-weight="normal" officeooo:rsid="004bdf90" officeooo:paragraph-rsid="004bdf90" style:font-weight-asian="normal" style:font-weight-complex="normal"/>
    </style:style>
    <style:style style:name="P64" style:family="paragraph" style:parent-style-name="Standard" style:list-style-name="L6">
      <style:text-properties style:text-underline-style="none" fo:font-weight="normal" officeooo:rsid="004d95df" officeooo:paragraph-rsid="004d95df" style:font-weight-asian="normal" style:font-weight-complex="normal"/>
    </style:style>
    <style:style style:name="P65" style:family="paragraph" style:parent-style-name="Standard" style:list-style-name="L6">
      <style:text-properties style:text-underline-style="none" fo:font-weight="normal" officeooo:rsid="004f06ee" officeooo:paragraph-rsid="004f06ee" style:font-weight-asian="normal" style:font-weight-complex="normal"/>
    </style:style>
    <style:style style:name="P66" style:family="paragraph" style:parent-style-name="Standard" style:list-style-name="L6">
      <style:text-properties style:text-underline-style="none" fo:font-weight="normal" officeooo:rsid="005083f7" officeooo:paragraph-rsid="005083f7" style:font-weight-asian="normal" style:font-weight-complex="normal"/>
    </style:style>
    <style:style style:name="P67" style:family="paragraph" style:parent-style-name="Standard" style:list-style-name="L6">
      <style:text-properties style:text-underline-style="none" fo:font-weight="normal" officeooo:rsid="00516d84" officeooo:paragraph-rsid="00516d84" style:font-weight-asian="normal" style:font-weight-complex="normal"/>
    </style:style>
    <style:style style:name="P68" style:family="paragraph" style:parent-style-name="Standard" style:list-style-name="L6">
      <style:text-properties style:text-underline-style="none" fo:font-weight="normal" officeooo:rsid="00526a89" officeooo:paragraph-rsid="00526a89" style:font-weight-asian="normal" style:font-weight-complex="normal"/>
    </style:style>
    <style:style style:name="P69" style:family="paragraph" style:parent-style-name="Standard" style:list-style-name="L6">
      <style:text-properties style:text-underline-style="none" fo:font-weight="normal" officeooo:rsid="005314c4" officeooo:paragraph-rsid="005314c4" style:font-weight-asian="normal" style:font-weight-complex="normal"/>
    </style:style>
    <style:style style:name="P70" style:family="paragraph" style:parent-style-name="Standard" style:list-style-name="L6">
      <style:text-properties style:text-underline-style="none" fo:font-weight="normal" officeooo:rsid="0055047a" officeooo:paragraph-rsid="0055047a" style:font-weight-asian="normal" style:font-weight-complex="normal"/>
    </style:style>
    <style:style style:name="P71" style:family="paragraph" style:parent-style-name="Standard" style:list-style-name="L6">
      <style:text-properties style:text-underline-style="none" fo:font-weight="normal" officeooo:rsid="0056ea52" officeooo:paragraph-rsid="0056ea52" style:font-weight-asian="normal" style:font-weight-complex="normal"/>
    </style:style>
    <style:style style:name="P72" style:family="paragraph" style:parent-style-name="Standard" style:list-style-name="L6">
      <style:text-properties style:text-underline-style="none" fo:font-weight="normal" officeooo:rsid="005723fa" officeooo:paragraph-rsid="005723fa" style:font-weight-asian="normal" style:font-weight-complex="normal"/>
    </style:style>
    <style:style style:name="P73" style:family="paragraph" style:parent-style-name="Standard" style:list-style-name="L6">
      <style:text-properties style:text-underline-style="none" fo:font-weight="normal" officeooo:rsid="0057c125" officeooo:paragraph-rsid="0057c125" style:font-weight-asian="normal" style:font-weight-complex="normal"/>
    </style:style>
    <style:style style:name="P74" style:family="paragraph" style:parent-style-name="Standard" style:list-style-name="L6">
      <style:text-properties style:text-underline-style="none" fo:font-weight="normal" officeooo:rsid="00593054" officeooo:paragraph-rsid="00593054" style:font-weight-asian="normal" style:font-weight-complex="normal"/>
    </style:style>
    <style:style style:name="P75" style:family="paragraph" style:parent-style-name="Standard" style:list-style-name="L7">
      <style:text-properties style:text-underline-style="none" fo:font-weight="normal" officeooo:rsid="00625916" officeooo:paragraph-rsid="00625916" style:font-weight-asian="normal" style:font-weight-complex="normal"/>
    </style:style>
    <style:style style:name="P76" style:family="paragraph" style:parent-style-name="Standard" style:list-style-name="L7">
      <style:text-properties style:text-underline-style="none" fo:font-weight="normal" officeooo:rsid="005daec9" officeooo:paragraph-rsid="005daec9" style:font-weight-asian="normal" style:font-weight-complex="normal"/>
    </style:style>
    <style:style style:name="P77" style:family="paragraph" style:parent-style-name="Standard" style:list-style-name="L7">
      <style:text-properties style:text-underline-style="none" fo:font-weight="normal" officeooo:rsid="005daec9" officeooo:paragraph-rsid="005f899a" style:font-weight-asian="normal" style:font-weight-complex="normal"/>
    </style:style>
    <style:style style:name="P78" style:family="paragraph" style:parent-style-name="Standard" style:list-style-name="L7">
      <style:text-properties style:text-underline-style="none" fo:font-weight="normal" officeooo:rsid="005f899a" officeooo:paragraph-rsid="005f899a" style:font-weight-asian="normal" style:font-weight-complex="normal"/>
    </style:style>
    <style:style style:name="P79" style:family="paragraph" style:parent-style-name="Standard" style:list-style-name="L7">
      <style:text-properties style:text-underline-style="none" fo:font-weight="normal" officeooo:rsid="005f899a" officeooo:paragraph-rsid="006096a7" style:font-weight-asian="normal" style:font-weight-complex="normal"/>
    </style:style>
    <style:style style:name="P80" style:family="paragraph" style:parent-style-name="Standard" style:list-style-name="L7">
      <style:text-properties style:text-underline-style="none" fo:font-weight="normal" officeooo:rsid="006096a7" officeooo:paragraph-rsid="006096a7" style:font-weight-asian="normal" style:font-weight-complex="normal"/>
    </style:style>
    <style:style style:name="P81" style:family="paragraph" style:parent-style-name="Standard" style:list-style-name="L7">
      <style:text-properties style:text-underline-style="none" fo:font-weight="normal" officeooo:rsid="0061aaeb" officeooo:paragraph-rsid="0061aaeb" style:font-weight-asian="normal" style:font-weight-complex="normal"/>
    </style:style>
    <style:style style:name="P82" style:family="paragraph" style:parent-style-name="Standard" style:list-style-name="L7">
      <style:text-properties style:text-underline-style="none" fo:font-weight="normal" officeooo:rsid="00637b08" officeooo:paragraph-rsid="00637b08" style:font-weight-asian="normal" style:font-weight-complex="normal"/>
    </style:style>
    <style:style style:name="P83" style:family="paragraph" style:parent-style-name="Standard" style:list-style-name="L7">
      <style:text-properties style:text-underline-style="none" fo:font-weight="normal" officeooo:rsid="006517d1" officeooo:paragraph-rsid="006517d1" style:font-weight-asian="normal" style:font-weight-complex="normal"/>
    </style:style>
    <style:style style:name="P84" style:family="paragraph" style:parent-style-name="Standard" style:list-style-name="L7">
      <style:text-properties style:text-underline-style="none" fo:font-weight="normal" officeooo:rsid="00652a62" officeooo:paragraph-rsid="00652a62" style:font-weight-asian="normal" style:font-weight-complex="normal"/>
    </style:style>
    <style:style style:name="P85" style:family="paragraph" style:parent-style-name="Standard" style:list-style-name="L7">
      <style:text-properties style:text-underline-style="none" fo:font-weight="normal" officeooo:rsid="006745ce" officeooo:paragraph-rsid="006745ce" style:font-weight-asian="normal" style:font-weight-complex="normal"/>
    </style:style>
    <style:style style:name="P86" style:family="paragraph" style:parent-style-name="Standard" style:list-style-name="L7">
      <style:text-properties style:text-underline-style="none" fo:font-weight="normal" officeooo:rsid="006600f7" officeooo:paragraph-rsid="006600f7" style:font-weight-asian="normal" style:font-weight-complex="normal"/>
    </style:style>
    <style:style style:name="P87" style:family="paragraph" style:parent-style-name="Standard" style:list-style-name="L7">
      <style:text-properties style:text-underline-style="none" fo:font-weight="normal" officeooo:rsid="0067e0fb" officeooo:paragraph-rsid="0067e0fb" style:font-weight-asian="normal" style:font-weight-complex="normal"/>
    </style:style>
    <style:style style:name="P88" style:family="paragraph" style:parent-style-name="Standard" style:list-style-name="L7">
      <style:text-properties style:text-underline-style="none" fo:font-weight="normal" officeooo:rsid="0068b5cc" officeooo:paragraph-rsid="0068b5cc" style:font-weight-asian="normal" style:font-weight-complex="normal"/>
    </style:style>
    <style:style style:name="P89" style:family="paragraph" style:parent-style-name="Standard" style:list-style-name="L7">
      <style:text-properties style:text-underline-style="none" fo:font-weight="normal" officeooo:rsid="006c657c" officeooo:paragraph-rsid="006c657c" style:font-weight-asian="normal" style:font-weight-complex="normal"/>
    </style:style>
    <style:style style:name="P90" style:family="paragraph" style:parent-style-name="Standard" style:list-style-name="L7">
      <style:text-properties style:text-underline-style="none" fo:font-weight="normal" officeooo:rsid="006d8cd2" officeooo:paragraph-rsid="006d8cd2" style:font-weight-asian="normal" style:font-weight-complex="normal"/>
    </style:style>
    <style:style style:name="P91" style:family="paragraph" style:parent-style-name="Standard" style:list-style-name="L7">
      <style:text-properties style:text-underline-style="none" fo:font-weight="normal" officeooo:rsid="006d8cd2" officeooo:paragraph-rsid="006e7294" style:font-weight-asian="normal" style:font-weight-complex="normal"/>
    </style:style>
    <style:style style:name="P92" style:family="paragraph" style:parent-style-name="Standard" style:list-style-name="L7">
      <style:text-properties style:text-underline-style="none" fo:font-weight="normal" officeooo:rsid="00701920" officeooo:paragraph-rsid="00701920" style:font-weight-asian="normal" style:font-weight-complex="normal"/>
    </style:style>
    <style:style style:name="P93" style:family="paragraph" style:parent-style-name="Standard" style:list-style-name="L7">
      <style:text-properties style:text-underline-style="none" fo:font-weight="normal" officeooo:rsid="0072e4d8" officeooo:paragraph-rsid="0072e4d8" style:font-weight-asian="normal" style:font-weight-complex="normal"/>
    </style:style>
    <style:style style:name="P94" style:family="paragraph" style:parent-style-name="Standard" style:list-style-name="L7">
      <style:text-properties style:text-underline-style="none" fo:font-weight="normal" officeooo:rsid="0072f5d2" officeooo:paragraph-rsid="0072f5d2" style:font-weight-asian="normal" style:font-weight-complex="normal"/>
    </style:style>
    <style:style style:name="P95" style:family="paragraph" style:parent-style-name="Standard" style:list-style-name="L7">
      <style:text-properties style:text-underline-style="none" fo:font-weight="normal" officeooo:rsid="00749e57" officeooo:paragraph-rsid="00749e57" style:font-weight-asian="normal" style:font-weight-complex="normal"/>
    </style:style>
    <style:style style:name="P96" style:family="paragraph" style:parent-style-name="Standard" style:list-style-name="L7">
      <style:text-properties style:text-underline-style="none" fo:font-weight="normal" officeooo:rsid="00766266" officeooo:paragraph-rsid="00766266" style:font-weight-asian="normal" style:font-weight-complex="normal"/>
    </style:style>
    <style:style style:name="P97" style:family="paragraph" style:parent-style-name="Standard" style:list-style-name="L7">
      <style:text-properties style:text-underline-style="none" fo:font-weight="normal" officeooo:rsid="0077485d" officeooo:paragraph-rsid="0077485d" style:font-weight-asian="normal" style:font-weight-complex="normal"/>
    </style:style>
    <style:style style:name="P98" style:family="paragraph" style:parent-style-name="Standard" style:list-style-name="L6">
      <style:text-properties officeooo:paragraph-rsid="005723fa"/>
    </style:style>
    <style:style style:name="P99" style:family="paragraph" style:parent-style-name="Standard" style:list-style-name="L7">
      <style:text-properties officeooo:paragraph-rsid="005f899a"/>
    </style:style>
    <style:style style:name="T1" style:family="text">
      <style:text-properties fo:font-weight="bold" style:font-weight-asian="bold" style:font-weight-complex="bold"/>
    </style:style>
    <style:style style:name="T2" style:family="text">
      <style:text-properties officeooo:rsid="001ecc7c"/>
    </style:style>
    <style:style style:name="T3" style:family="text">
      <style:text-properties officeooo:rsid="0020dbde"/>
    </style:style>
    <style:style style:name="T4" style:family="text">
      <style:text-properties officeooo:rsid="00226ae2"/>
    </style:style>
    <style:style style:name="T5" style:family="text">
      <style:text-properties fo:font-weight="normal" style:font-weight-asian="normal" style:font-weight-complex="normal"/>
    </style:style>
    <style:style style:name="T6" style:family="text">
      <style:text-properties fo:font-weight="normal" officeooo:rsid="002a8a2d" style:font-weight-asian="normal" style:font-weight-complex="normal"/>
    </style:style>
    <style:style style:name="T7" style:family="text">
      <style:text-properties fo:font-weight="normal" officeooo:rsid="002d460f" style:font-weight-asian="normal" style:font-weight-complex="normal"/>
    </style:style>
    <style:style style:name="T8" style:family="text">
      <style:text-properties fo:font-weight="normal" officeooo:rsid="002eb8df" style:font-weight-asian="normal" style:font-weight-complex="normal"/>
    </style:style>
    <style:style style:name="T9" style:family="text">
      <style:text-properties fo:font-weight="normal" officeooo:rsid="002fdefc" style:font-weight-asian="normal" style:font-weight-complex="normal"/>
    </style:style>
    <style:style style:name="T10" style:family="text">
      <style:text-properties fo:font-weight="normal" officeooo:rsid="00307c34" style:font-weight-asian="normal" style:font-weight-complex="normal"/>
    </style:style>
    <style:style style:name="T11" style:family="text">
      <style:text-properties fo:font-weight="normal" officeooo:rsid="003643e1" style:font-weight-asian="normal" style:font-weight-complex="normal"/>
    </style:style>
    <style:style style:name="T12" style:family="text">
      <style:text-properties style:text-underline-style="solid" style:text-underline-width="auto" style:text-underline-color="font-color" fo:font-weight="normal" style:font-weight-asian="normal" style:font-weight-complex="normal"/>
    </style:style>
    <style:style style:name="T13" style:family="text">
      <style:text-properties style:text-underline-style="none"/>
    </style:style>
    <style:style style:name="T14" style:family="text">
      <style:text-properties style:text-underline-style="none" fo:font-weight="normal" style:font-weight-asian="normal" style:font-weight-complex="normal"/>
    </style:style>
    <style:style style:name="T15" style:family="text">
      <style:text-properties style:text-underline-style="none" fo:font-weight="normal" officeooo:rsid="0031ece0" style:font-weight-asian="normal" style:font-weight-complex="normal"/>
    </style:style>
    <style:style style:name="T16" style:family="text">
      <style:text-properties style:text-underline-style="none" fo:font-weight="normal" officeooo:rsid="003994d3" style:font-weight-asian="normal" style:font-weight-complex="normal"/>
    </style:style>
    <style:style style:name="T17" style:family="text">
      <style:text-properties style:text-underline-style="none" fo:font-weight="normal" officeooo:rsid="0043d39f" style:font-weight-asian="normal" style:font-weight-complex="normal"/>
    </style:style>
    <style:style style:name="T18" style:family="text">
      <style:text-properties style:text-underline-style="none" fo:font-weight="normal" officeooo:rsid="0045cf84" style:font-weight-asian="normal" style:font-weight-complex="normal"/>
    </style:style>
    <style:style style:name="T19" style:family="text">
      <style:text-properties style:text-underline-style="none" fo:font-weight="normal" officeooo:rsid="0049d7a4" style:font-weight-asian="normal" style:font-weight-complex="normal"/>
    </style:style>
    <style:style style:name="T20" style:family="text">
      <style:text-properties style:text-underline-style="none" fo:font-weight="normal" officeooo:rsid="005314c4" style:font-weight-asian="normal" style:font-weight-complex="normal"/>
    </style:style>
    <style:style style:name="T21" style:family="text">
      <style:text-properties style:text-underline-style="none" fo:font-weight="normal" officeooo:rsid="005723fa" style:font-weight-asian="normal" style:font-weight-complex="normal"/>
    </style:style>
    <style:style style:name="T22" style:family="text">
      <style:text-properties style:text-underline-style="none" fo:font-weight="normal" officeooo:rsid="005f899a" style:font-weight-asian="normal" style:font-weight-complex="normal"/>
    </style:style>
    <style:style style:name="T23" style:family="text">
      <style:text-properties style:text-underline-style="none" fo:font-weight="normal" officeooo:rsid="006190bf" style:font-weight-asian="normal" style:font-weight-complex="normal"/>
    </style:style>
    <style:style style:name="T24" style:family="text">
      <style:text-properties style:text-underline-style="none" officeooo:rsid="003994d3"/>
    </style:style>
    <style:style style:name="T25" style:family="text">
      <style:text-properties officeooo:rsid="0040eaa7"/>
    </style:style>
    <style:style style:name="T26" style:family="text">
      <style:text-properties officeooo:rsid="005314c4"/>
    </style:style>
    <style:style style:name="T27" style:family="text">
      <style:text-properties officeooo:rsid="005f899a"/>
    </style:style>
    <style:style style:name="T28" style:family="text">
      <style:text-properties officeooo:rsid="00652a62"/>
    </style:style>
    <style:style style:name="T29" style:family="text">
      <style:text-properties officeooo:rsid="0067e0fb"/>
    </style:style>
    <style:style style:name="T30" style:family="text">
      <style:text-properties officeooo:rsid="006ee5c2"/>
    </style:style>
    <style:style style:name="T31" style:family="text">
      <style:text-properties officeooo:rsid="0076626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Crear proyecto django:</text:span> django-admin startproject ProyectoXX</text:p>
      <text:p text:style-name="P1"/>
      <text:p text:style-name="P1"><text:span text:style-name="T1">Arrancar proyecto (en la carpeta de manage.py):</text:span> python3 manage.py runserver</text:p>
      <text:p text:style-name="P2"/>
      <text:p text:style-name="P6">Crear una aplicación:</text:p>
      <text:list xml:id="list1588442672" text:style-name="L1">
        <text:list-item>
          <text:p text:style-name="P18">python3 manage.py startapp APPXX</text:p>
        </text:list-item>
        <text:list-item>
          <text:p text:style-name="P19">añadir la aplicación a settings.py del proyecto, en la zona INSTALLED_APPS <text:span text:style-name="T25">(el nombre que le dimos).</text:span></text:p>
        </text:list-item>
        <text:list-item>
          <text:p text:style-name="P19">comprobar que está correcta: python3 manage.py check APPXX</text:p>
        </text:list-item>
      </text:list>
      <text:p text:style-name="P3"/>
      <text:p text:style-name="P7">Crear una base de datos sqlite3:</text:p>
      <text:list xml:id="list1473954176" text:style-name="L2">
        <text:list-item>
          <text:p text:style-name="P20">Se crea en el archivo models.py de la aplicación una clase nueva por cada tabla que se quiere poner en la base de datos</text:p>
        </text:list-item>
        <text:list-item>
          <text:p text:style-name="P21">ejecutar: python3 manage.py makemigrations. Crea un archivo .py en la carpeta migrations de la aplicación en la que creamos la base de datos. Comienza por un número (0001, por ejemplo), que hay que usar en un paso posterior.</text:p>
        </text:list-item>
        <text:list-item>
          <text:p text:style-name="P21">Ejecutar: python3 manage.py sqlmigrate APPXX 0001 (el número de antes). Aparecen los comandos SQL de creación de las tablas (las de las clases que creamos en models.py).</text:p>
        </text:list-item>
        <text:list-item>
          <text:p text:style-name="P21">Ejecutar: python3 manage.py migrate. Crea la base de datos (crea más tablas de las que pusimos nosotros en models.py – <text:span text:style-name="T3">las tablas que no tengan un índice especificado lo crea django por defecto</text:span>).</text:p>
        </text:list-item>
      </text:list>
      <text:p text:style-name="P4"/>
      <text:p text:style-name="P5">Trabajar con las tablas sqlite3 <text:span text:style-name="T2">(desde terminal, aún no desde web)</text:span>:</text:p>
      <text:list xml:id="list3183165498" text:style-name="L3">
        <text:list-item>
          <text:p text:style-name="P22">abrimos el shell de python: python3 manage.py shell</text:p>
        </text:list-item>
        <text:list-item>
          <text:p text:style-name="P22">importamos modelo de la base de datos (en este caso trabajaremos con la tabla Articulos de la aplicación gestionPedidos): from gestionPedidos.models import Articulos</text:p>
        </text:list-item>
        <text:list-item>
          <text:p text:style-name="P22">Insertar registro (en Articulos, que tiene campos nombre, seccion y precio – <text:span text:style-name="T4">insert en sql</text:span>):</text:p>
          <text:list>
            <text:list-item>
              <text:p text:style-name="P22">creamos variable art = Articulos(nombre = ‘mesa’, seccion = ‘decoracion’, precio = 90) con esto creo la instrucción sql</text:p>
            </text:list-item>
            <text:list-item>
              <text:p text:style-name="P22">para aplicar el insert creado antes: art.save() y ejecuta la instrucción y la mete en la bbdd.</text:p>
            </text:list-item>
            <text:list-item>
              <text:p text:style-name="P23">También valdría en un sólo paso: art3 = Articulos.objects.create(nombre = 'taladro', seccion = 'ferreteria', precio = 65)</text:p>
            </text:list-item>
          </text:list>
        </text:list-item>
        <text:list-item>
          <text:p text:style-name="P24">Actualizar registros (update en sql):</text:p>
          <text:list>
            <text:list-item>
              <text:p text:style-name="P25">modificamos la mesa: art.precio = 95</text:p>
            </text:list-item>
            <text:list-item>
              <text:p text:style-name="P25">art.save()</text:p>
            </text:list-item>
          </text:list>
        </text:list-item>
        <text:list-item>
          <text:p text:style-name="P26">borrar registros (delete sql):</text:p>
          <text:list>
            <text:list-item>
              <text:p text:style-name="P26">borramos camisa: art5 = Articulos.objects.get(id = 2) – podemos borrar por id o por otro valor de parámetro.</text:p>
            </text:list-item>
            <text:list-item>
              <text:p text:style-name="P26">art5.delete()</text:p>
            </text:list-item>
          </text:list>
        </text:list-item>
        <text:list-item>
          <text:p text:style-name="P26">consulta (sql select):</text:p>
          <text:list>
            <text:list-item>
              <text:p text:style-name="P26">lista = Articulos.objects.all()</text:p>
            </text:list-item>
            <text:list-item>
              <text:p text:style-name="P26">si queresmos ver la instrucción sql pondríamos: lista.query.__str_₍)</text:p>
            </text:list-item>
          </text:list>
        </text:list-item>
      </text:list>
      <text:p text:style-name="P11"/>
      <text:p text:style-name="P8">POSTGRESQL</text:p>
      <text:list xml:id="list3233396957" text:style-name="L4">
        <text:list-item>
          <text:p text:style-name="P28">instalamos postgresql y pgadin (hay un error al instalar el pgadmin en mint, en uno de los comentarios aquí está resuelto: <text:a xlink:type="simple" xlink:href="https://stackoverflow.com/questions/69185413/cant-install-pgadmin4-repository-does-not-have-file" text:style-name="Internet_20_link" text:visited-style-name="Visited_20_Internet_20_Link">https://stackoverflow.com/questions/69185413/cant-install-pgadmin4-repository-does-not-have-file</text:a></text:p>
        </text:list-item>
        <text:list-item>
          <text:p text:style-name="P29">el desplegable de los servers aparecía vacío. Seguí esto para ponerlo en marcha: <text:a xlink:type="simple" xlink:href="https://www.youtube.com/watch?v=jhG2L4OWRY8" text:style-name="Internet_20_link" text:visited-style-name="Visited_20_Internet_20_Link">https://www.youtube.com/watch?v=jhG2L4OWRY8</text:a></text:p>
        </text:list-item>
        <text:list-item>
          <text:p text:style-name="P30">creamos la base de datos (se puede hacer en modo visual, lo hacemos en sql):</text:p>
          <text:list>
            <text:list-item>
              <text:p text:style-name="P30">botón derecho en la base de datos (postgres se llama en este caso) → query tool</text:p>
            </text:list-item>
            <text:list-item>
              <text:p text:style-name="P27"><text:soft-page-break/><text:span text:style-name="T6">escribimos comando sql: create database </text:span><text:span text:style-name="T7">a</text:span><text:span text:style-name="T6">rticulos</text:span><text:span text:style-name="T7">c</text:span><text:span text:style-name="T6">lientes y le damos al play para crearla (hay que actualizar en databases en el panel de la izquiera).</text:span></text:p>
            </text:list-item>
          </text:list>
        </text:list-item>
        <text:list-item>
          <text:p text:style-name="P38"><text:span text:style-name="T6">C</text:span><text:span text:style-name="T5">onectamos la base de datos con django:</text:span></text:p>
          <text:list>
            <text:list-item>
              <text:p text:style-name="P31">hay que instalar la librería psycopg2: en la carpeta del proyecto : pip3 install psycopg2-binary</text:p>
            </text:list-item>
            <text:list-item>
              <text:p text:style-name="P31">ahora cambiamos la configuración en settings.py para cambiar sql3 por postgreslq:</text:p>
              <text:list>
                <text:list-item>
                  <text:p text:style-name="P32">cambiamos en databases, engine por django.db.backends.postgresql_psycopg2</text:p>
                </text:list-item>
                <text:list-item>
                  <text:p text:style-name="P39"><text:span text:style-name="T5">ponemos el nombre nuevo (‘NAME’: ‘</text:span><text:span text:style-name="T7">a</text:span><text:span text:style-name="T5">rticulos</text:span><text:span text:style-name="T7">c</text:span><text:span text:style-name="T5">lientes’)</text:span></text:p>
                </text:list-item>
                <text:list-item>
                  <text:p text:style-name="P32">añadimos línea ‘USER’ : ‘postgres’</text:p>
                </text:list-item>
                <text:list-item>
                  <text:p text:style-name="P32">añadimos línea ‘PASSWORD’: ‘loquesea’</text:p>
                </text:list-item>
                <text:list-item>
                  <text:p text:style-name="P32">añadimos línea ‘HOST’: localhost</text:p>
                </text:list-item>
                <text:list-item>
                  <text:p text:style-name="P32">añadimos línea ‘DATABASE_PORT’: ‘5432’</text:p>
                </text:list-item>
              </text:list>
            </text:list-item>
            <text:list-item>
              <text:p text:style-name="P33">ahora hay que crear las tablas</text:p>
              <text:list>
                <text:list-item>
                  <text:p text:style-name="P40"><text:span text:style-name="T5">hacemos migraciones: python</text:span><text:span text:style-name="T8">3</text:span><text:span text:style-name="T5"> manage.py makemigrations </text:span><text:span text:style-name="T8">(no detecta cambios por no haber cambiado nada en las tablas de clases de antes).</text:span></text:p>
                </text:list-item>
                <text:list-item>
                  <text:p text:style-name="P34">Más migraciones: python3 manage.py migrate</text:p>
                </text:list-item>
                <text:list-item>
                  <text:p text:style-name="P34">si vamos a pgadmin ya están las tablas creadas en articulosclientes→schemas→tables</text:p>
                </text:list-item>
              </text:list>
            </text:list-item>
          </text:list>
        </text:list-item>
        <text:list-item>
          <text:p text:style-name="P35">introducimos ahora un registro en una de las tablas (podemos ver lo que hay en cada tabla pulsando botón derecho en la tabla→view/edit data → all rows):</text:p>
          <text:list>
            <text:list-item>
              <text:p text:style-name="P35">entramos en el shell en el terminal de vs code: python3 manage.py shell</text:p>
            </text:list-item>
            <text:list-item>
              <text:p text:style-name="P35">importamos la tabla: from gestionPedidos.models import Clientes</text:p>
            </text:list-item>
            <text:list-item>
              <text:p text:style-name="P35">definimos un cliente: cli = Clientes(nombre = 'Juan', direccion = 'Mi casa', tfno = '1234567')</text:p>
            </text:list-item>
            <text:list-item>
              <text:p text:style-name="P35">lo metemos: cli.save()</text:p>
            </text:list-item>
          </text:list>
        </text:list-item>
      </text:list>
      <text:p text:style-name="P12"/>
      <text:p text:style-name="P9">CONSULTAS SQL CON CRITERIOS</text:p>
      <text:p text:style-name="P13">(usamos postgre pero vale con cualquiera)</text:p>
      <text:list xml:id="list2914510760" text:style-name="L5">
        <text:list-item>
          <text:p text:style-name="P42"><text:span text:style-name="T5">añadimos unos cuantos registros a la tabla articulos (como hicimos antes en postgre o sqlite, con el shell): </text:span><text:span text:style-name="T9">python3 manage.py shell</text:span></text:p>
        </text:list-item>
      </text:list>
      <text:p text:style-name="P17">&gt;&gt;&gt; from gestionPedidos.models import Articulos</text:p>
      <text:p text:style-name="P17">&gt;&gt;&gt; art = Articulos(nombre = 'mesa', seccion = 'decoracion', precio = 90)</text:p>
      <text:p text:style-name="P17">&gt;&gt;&gt; art.save()</text:p>
      <text:p text:style-name="P17">&gt;&gt;&gt; art = Articulos(nombre = 'lampara', seccion = 'decoracion', precio = 70)</text:p>
      <text:p text:style-name="P17">&gt;&gt;&gt; art.save()</text:p>
      <text:p text:style-name="P17">&gt;&gt;&gt; art = Articulos(nombre = 'pantalon', seccion = 'confeccion', precio = 45)</text:p>
      <text:p text:style-name="P17">&gt;&gt;&gt; art.save()</text:p>
      <text:p text:style-name="P17">&gt;&gt;&gt; art = Articulos(nombre = 'destornillador', seccion = 'ferreteria', precio = 35)</text:p>
      <text:p text:style-name="P17">&gt;&gt;&gt; art.save()</text:p>
      <text:p text:style-name="P17">&gt;&gt;&gt; art = Articulos(nombre = 'balon', seccion = 'deportes', precio = 25)</text:p>
      <text:p text:style-name="P17">&gt;&gt;&gt; art.save()</text:p>
      <text:p text:style-name="P17">&gt;&gt;&gt; art = Articulos(nombre = 'raqueta', seccion = 'deportes', precio = 105)</text:p>
      <text:p text:style-name="P17">&gt;&gt;&gt; art.save()</text:p>
      <text:p text:style-name="P17">&gt;&gt;&gt; art = Articulos(nombre = 'muñeca', seccion = 'jugueteria', precio = 15)</text:p>
      <text:p text:style-name="P17">&gt;&gt;&gt; art.save()</text:p>
      <text:p text:style-name="P17">&gt;&gt;&gt; art = Articulos(nombre = 'tren electrico', seccion = 'jugueteria', precio = 135)</text:p>
      <text:p text:style-name="P17">&gt;&gt;&gt; art.save()</text:p>
      <text:list xml:id="list130715595828915" text:continue-numbering="true" text:style-name="L5">
        <text:list-item>
          <text:p text:style-name="P36">consulta de los artículos de la sección deportes en el shell:</text:p>
          <text:list>
            <text:list-item>
              <text:p text:style-name="P36">importamos: from gestionPedidos.models import Articulos</text:p>
            </text:list-item>
            <text:list-item>
              <text:p text:style-name="P41"><text:span text:style-name="T10">filter para usar where de sql (devuelve objeto queryset, con una </text:span><text:span text:style-name="T11">lista</text:span><text:span text:style-name="T10"> con los resultados): Articulos.objects.filter(seccion=’deportes’)</text:span></text:p>
            </text:list-item>
            <text:list-item>
              <text:p text:style-name="P43"><text:soft-page-break/><text:span text:style-name="T5">para verlo en formato legible hay que usar método </text:span><text:span text:style-name="T12">__</text:span><text:span text:style-name="T14">str</text:span><text:span text:style-name="T12">__</text:span><text:span text:style-name="T14">. </text:span><text:span text:style-name="T15">Hay que crear ese método en la clase donde creamos la tabla (models.py):</text:span></text:p>
              <text:p text:style-name="P37">def __str__(self):</text:p>
              <text:p text:style-name="P37">return 'El nombre es %s la seccion es %s y el precio es %s' %(self.nombre, self.seccion, self.precio)</text:p>
            </text:list-item>
            <text:list-item>
              <text:p text:style-name="P49">Después de crear el método hay que hacer las migraciones:</text:p>
              <text:list>
                <text:list-item>
                  <text:p text:style-name="P50">salimos del shell: exit</text:p>
                </text:list-item>
                <text:list-item>
                  <text:p text:style-name="P50">migración 1: python3 manage.py makemigrations</text:p>
                </text:list-item>
                <text:list-item>
                  <text:p text:style-name="P50">migración 2: python3 manage.py migrate</text:p>
                </text:list-item>
              </text:list>
            </text:list-item>
            <text:list-item>
              <text:p text:style-name="P51">volvemos al shell: python3 manage.py shell</text:p>
            </text:list-item>
            <text:list-item>
              <text:p text:style-name="P52">repetimos la importación y el comando con filter (paso 2) y tenemos la descripción en el resultado (&lt;QuerySet [&lt;Articulos: El nombre es balon la seccion es deportes y el precio es 25&gt;, &lt;Articulos: El nombre es raqueta la seccion es deportes y el precio es 105&gt;]&gt;).</text:p>
            </text:list-item>
          </text:list>
        </text:list-item>
        <text:list-item>
          <text:p text:style-name="P53">para usar más de un criterio de búsqueda:</text:p>
          <text:list>
            <text:list-item>
              <text:p text:style-name="P53">buscamos una mesa que pertenezca a la sección de decoración (where seccion = decoracion and nombre = mesa)</text:p>
            </text:list-item>
            <text:list-item>
              <text:p text:style-name="P53">se separan las condiciones del filter con comas: Articulos.objects.filter(nombre = 'mesa', seccion='decoracion')</text:p>
            </text:list-item>
          </text:list>
        </text:list-item>
        <text:list-item>
          <text:p text:style-name="P54">para valores numéricos tenemos el problema de que el shell entiende los signos &lt; y &gt; como otras cosas.</text:p>
          <text:list>
            <text:list-item>
              <text:p text:style-name="P54">Habría que hacer: Articulos.objects.filter(seccion='deportes', precio__gte = 100) <text:s/>__gte= es great than or equal __lte, etc.</text:p>
            </text:list-item>
            <text:list-item>
              <text:p text:style-name="P54">se pueden encadenar para hacer rangos (&gt;30 &lt;50) o usar la función __range(30,50)</text:p>
            </text:list-item>
          </text:list>
        </text:list-item>
        <text:list-item>
          <text:p text:style-name="P55">para ordenar los registros:</text:p>
          <text:list>
            <text:list-item>
              <text:p text:style-name="P55">que nos devuelva todos los registros mayores de 50: Articulos.objects.filter(precio__gte=50). Así nos los devuelve sin ordenar por precio.</text:p>
            </text:list-item>
            <text:list-item>
              <text:p text:style-name="P55">Para ordenarlos además por precio: Articulos.objects.filter(precio__gte=50).order_by(‘precio’)</text:p>
            </text:list-item>
            <text:list-item>
              <text:p text:style-name="P44"><text:span text:style-name="T14">y si queremos que ordene de mayor a menor: </text:span><text:span text:style-name="T16">Articulos.objects.filter(precio__gte=50).order_by(‘-precio’)</text:span></text:p>
            </text:list-item>
          </text:list>
        </text:list-item>
      </text:list>
      <text:p text:style-name="P14"/>
      <text:p text:style-name="P10"><text:span text:style-name="T24">P</text:span><text:span text:style-name="T13">ANEL DE ADMINISTRACIÓN</text:span></text:p>
      <text:list xml:id="list2360682066" text:style-name="L6">
        <text:list-item>
          <text:p text:style-name="P56">Al crear el proyecto con startproject ya crea el panel de administracion (admin.py). En settings.py hay apartado de admin, y en urls.py hay una direccion /admin por defecto.</text:p>
        </text:list-item>
        <text:list-item>
          <text:p text:style-name="P56">Primero hay que crear un superusuario con contraseña como administrador para poder entrar en el panel de administración: python3 manage.py createsuperuser</text:p>
        </text:list-item>
        <text:list-item>
          <text:p text:style-name="P45"><text:span text:style-name="T14">vamos a hacer que desde el panel de administración se puedan añadir clientes </text:span><text:span text:style-name="T17">(u otra cosa)</text:span><text:span text:style-name="T14"> a la tienda (insert en la base de datos):</text:span></text:p>
          <text:list>
            <text:list-item>
              <text:p text:style-name="P57">abrimos admin.py (en gestionPedidos, la aplicación creada) e importamos la tabla: from gestionPedidos.models import Clientes</text:p>
            </text:list-item>
            <text:list-item>
              <text:p text:style-name="P57">también registramos el modelo que acabamos de importar: admin.site.register(Clientes)</text:p>
            </text:list-item>
            <text:list-item>
              <text:p text:style-name="P57">ya lo tenemos en administración (djando le pone al nombre una ‘s’ al final).</text:p>
            </text:list-item>
            <text:list-item>
              <text:p text:style-name="P58">Lo mismo sería para añadir las otras dos tablas.</text:p>
            </text:list-item>
            <text:list-item>
              <text:p text:style-name="P59">Los campos que pone en negrita son requeridos. Si queremos que sean opcionales hay que modificar el modelo de la base de datos. Ponemos la tabla clientes por ejemplo, en el campo de correo electrónico: email = models.EmailField(blank = True, null = True).</text:p>
            </text:list-item>
            <text:list-item>
              <text:p text:style-name="P60">Para esto hay que hacer la migración: python3 manage.py makemigrations y python3 manage.py migrate</text:p>
            </text:list-item>
          </text:list>
        </text:list-item>
        <text:list-item>
          <text:p text:style-name="P46"><text:span text:style-name="T14">Si queremos que en el panel de administrador los nombres de los campos no sean iguales a los nombres de las tablas (django además pone la primera letra en mayúscula y borra los guiones bajos) vamos al archivo models.py y en método correspondiente añadimos verbose_name </text:span><text:span text:style-name="T18">= “texto”.</text:span></text:p>
        </text:list-item>
        <text:list-item>
          <text:p text:style-name="P47"><text:soft-page-break/><text:span text:style-name="T18">V</text:span><text:span text:style-name="T14">amos a definir el método string en el modelo para que en la lista de clientes no nos ponga “clientes object (x)”. hay que añadir el método __str__ en cada tabla que queramos devolviendo por ejemplo return self.nombre (y haciendo migración).</text:span></text:p>
        </text:list-item>
        <text:list-item>
          <text:p text:style-name="P61">Para que no nos muestre sólo el nombre y nos ponga más información en donde está la lista de clientes (o lo que sea):</text:p>
          <text:list>
            <text:list-item>
              <text:p text:style-name="P61">vamos a admin.py y creamos una clase (antes de registrar las tablas): class ClientesAdmin(admin.ModelAdmin)</text:p>
            </text:list-item>
            <text:list-item>
              <text:p text:style-name="P48"><text:span text:style-name="T14">con el método list_display añadimos lo que queremos mostrar: list_display </text:span><text:span text:style-name="T19">= </text:span><text:span text:style-name="T14">("nombre", "direccion", "tfno") - <text:s/>hay que poner los nombres igual que los campos.</text:span></text:p>
            </text:list-item>
            <text:list-item>
              <text:p text:style-name="P61">También hay que añadir la clase al método register: admin.site.register(Clientes, ClientesAdmin)</text:p>
            </text:list-item>
          </text:list>
        </text:list-item>
        <text:list-item>
          <text:p text:style-name="P62">podemos poner una casilla de búsqueda por si queremos buscar entre el listado de los clientes:</text:p>
          <text:list>
            <text:list-item>
              <text:p text:style-name="P62">vamos a admin.py y agregamos debajo de list_display: search_fields = (“nombre”, “tfno”) – así hay opción de búsqueda en nombre y teléfono (no lo indica, es lo que hace).</text:p>
            </text:list-item>
          </text:list>
        </text:list-item>
        <text:list-item>
          <text:p text:style-name="P63">Añadir filtros: vamos a filtrar los registros de la sección Artículos. Añadimos un filtro por sección:</text:p>
          <text:list>
            <text:list-item>
              <text:p text:style-name="P63">en admin.py hay que crear una nueva clase que herede de admin.ModelAdmin: class ArticulosAdmin(admin.ModelAdmin)</text:p>
            </text:list-item>
            <text:list-item>
              <text:p text:style-name="P63">añadimos a esa clase: list_filter = (“seccion”,) - hay que poner la coma porque es una tupla.</text:p>
            </text:list-item>
            <text:list-item>
              <text:p text:style-name="P64">Añadimos también a admin.site.register la clase nueva: admin.site.register(Articulos, ArticulosAdmin) – (Articulos ya estaba antes).</text:p>
            </text:list-item>
            <text:list-item>
              <text:p text:style-name="P65">Añadimos también un filtro por fecha para que se vea (en Pedidos que es la que tiene un campo date):</text:p>
              <text:list>
                <text:list-item>
                  <text:p text:style-name="P65">primero añadimos registros (lo hacemos a través del panel de administración).</text:p>
                </text:list-item>
                <text:list-item>
                  <text:p text:style-name="P66">Añadimos otra clase en admin.py: class PedidosAdmin(admin.ModelAdmin)</text:p>
                </text:list-item>
                <text:list-item>
                  <text:p text:style-name="P66">en esta ponemos también list_display = (“numero”, “fecha”) porque no habíamos marcado que devolviera nada en models.py (para esta tabla)</text:p>
                </text:list-item>
                <text:list-item>
                  <text:p text:style-name="P67">agregamos el campo para filtrar: list_filter = (“fecha”)</text:p>
                </text:list-item>
                <text:list-item>
                  <text:p text:style-name="P66">agregamos también a register: admin.site.register(Pedidos, PedidosAdmin)</text:p>
                </text:list-item>
                <text:list-item>
                  <text:p text:style-name="P67">también podemos añadir un indicador en la zona superior al listado de pedidos para que ponga los meses de los elementos (después de list_filter): date_hierarchy = “fecha”</text:p>
                </text:list-item>
              </text:list>
            </text:list-item>
          </text:list>
        </text:list-item>
        <text:list-item>
          <text:p text:style-name="P68">para cambiar el idioma hay que ir a settings.py y cambiar LANGUAGE_CODE = “es-eu”</text:p>
        </text:list-item>
        <text:list-item>
          <text:p text:style-name="P69">tipos de usuario:</text:p>
          <text:list>
            <text:list-item>
              <text:p text:style-name="P69">staff: puede entrar en el panel de administración</text:p>
            </text:list-item>
            <text:list-item>
              <text:p text:style-name="P69">superuser: puede hacer todo</text:p>
            </text:list-item>
            <text:list-item>
              <text:p text:style-name="P69">activo: puede entrar en las distintas páginas que tienes que ver registrado.</text:p>
            </text:list-item>
          </text:list>
        </text:list-item>
        <text:list-item>
          <text:p text:style-name="P69">Crear usuario:</text:p>
          <text:list>
            <text:list-item>
              <text:p text:style-name="P69">pulsar Authentication and Authorization y add (en user).</text:p>
            </text:list-item>
            <text:list-item>
              <text:p text:style-name="P69">Metemos ahí el usuario y la contraseña.</text:p>
            </text:list-item>
            <text:list-item>
              <text:p text:style-name="P69">En la siguiente página metemos los datos y el tipo de usuario (ponemos sólo activo).</text:p>
            </text:list-item>
            <text:list-item>
              <text:p text:style-name="P70">Este usuario creado no puede entrar en el panel de administración porque no es staff.</text:p>
            </text:list-item>
            <text:list-item>
              <text:p text:style-name="P70">Si lo cambiamos para que sea staff puede entrar en el panel de administración pero no va a poder hacer nada porque no hay nada asignado.</text:p>
            </text:list-item>
            <text:list-item>
              <text:p text:style-name="P71">Le damos un par de permisos en su usuario (agregar, modificar y borrar clientes) y vemos al entrar que tiene ya esas opciones.</text:p>
            </text:list-item>
          </text:list>
        </text:list-item>
        <text:list-item>
          <text:p text:style-name="P71">Para no tener que ir dando los mismos permisos usuario a usuario se pueden crear grupos:</text:p>
          <text:list>
            <text:list-item>
              <text:p text:style-name="P98"><text:span text:style-name="T21">Vamos a <text:s/></text:span><text:span text:style-name="T20">Authentication and Authorization →</text:span><text:span text:style-name="T21"> groups → add</text:span></text:p>
            </text:list-item>
            <text:list-item>
              <text:p text:style-name="P72">le damos un nombre (Mod. Clientes-pedidos) y permisos de añadir, cambiar, borrar y ver clientes y pedidos.</text:p>
            </text:list-item>
            <text:list-item>
              <text:p text:style-name="P72"><text:soft-page-break/>Grabamos y vamos a <text:s/><text:span text:style-name="T26">Authentication and Authorization, </text:span>marcamos un usuario y en su configuración lo añadimos al gruop Mod. Clientes-pedidos (quitamos también los de antes para no tenerlos repetidos).</text:p>
            </text:list-item>
            <text:list-item>
              <text:p text:style-name="P73">También le podemos añadir otros permisos a mayores, marcamos también añadir artículos.</text:p>
            </text:list-item>
            <text:list-item>
              <text:p text:style-name="P74">Si abrimos sesión con ese usuarios vemos <text:s/>que puede añadir y modificar clientes y pedisos y añadir artículos.</text:p>
            </text:list-item>
          </text:list>
        </text:list-item>
      </text:list>
      <text:p text:style-name="P15"/>
      <text:p text:style-name="P16">FORMULARIOS</text:p>
      <text:list xml:id="list2865301697" text:style-name="L7">
        <text:list-item>
          <text:p text:style-name="P75">creación de un formulario que nos devuelve lo que le mandamos en un textbox (video 21):</text:p>
          <text:list>
            <text:list-item>
              <text:p text:style-name="P76">creamos un formulario html en la carpeta /templates, busqueda_productos.html y creamos etiquetas html, etc.</text:p>
            </text:list-item>
            <text:list-item>
              <text:p text:style-name="P77">dentro de &lt;body&gt; creamos la etiqueta formulario <text:span text:style-name="T27">con un recuadro de texto y un botón de enviar</text:span>:</text:p>
              <text:p text:style-name="P77">&lt;form action=”/buscar/” method<text:span text:style-name="T27">=”GET”&gt;</text:span></text:p>
              <text:list>
                <text:list-header>
                  <text:p text:style-name="P78">&lt;input type=”text” name=”prd”&gt;</text:p>
                  <text:p text:style-name="P99"><text:span text:style-name="T22">&lt;input </text:span><text:span text:style-name="T23">type </text:span><text:span text:style-name="T22">=”</text:span><text:span text:style-name="T23">submit</text:span><text:span text:style-name="T22">” value=”Buscar”&gt;</text:span></text:p>
                </text:list-header>
              </text:list>
              <text:p text:style-name="P78">&lt;/form&gt;</text:p>
            </text:list-item>
            <text:list-item>
              <text:p text:style-name="P78">hay que crear una vista para ver el formulario en views.py:</text:p>
              <text:p text:style-name="P78">def busqueda_productos(request):</text:p>
              <text:p text:style-name="P78"><text:s text:c="4"/>return render(request, "busqueda_productos.html")</text:p>
            </text:list-item>
            <text:list-item>
              <text:p text:style-name="P79">registramos la url en urls.py:</text:p>
              <text:list>
                <text:list-item>
                  <text:p text:style-name="P80">añadimos importación: from gestionPedidos import views</text:p>
                </text:list-item>
                <text:list-item>
                  <text:p text:style-name="P79">en urlpatterns añadimos path('busqueda_productos/', views.busqueda_productos),</text:p>
                </text:list-item>
              </text:list>
            </text:list-item>
            <text:list-item>
              <text:p text:style-name="P81">ahora tenemos que crear una vista para la búsqueda, en views.py:</text:p>
              <text:list>
                <text:list-header>
                  <text:p text:style-name="P81">def buscar(request):</text:p>
                  <text:p text:style-name="P81"><text:s text:c="4"/>mensaje = "Artículo buscado: %r" %request.GET["prd"]</text:p>
                  <text:p text:style-name="P81"><text:s text:c="4"/>return HttpResponse(mensaje)</text:p>
                </text:list-header>
              </text:list>
            </text:list-item>
            <text:list-item>
              <text:p text:style-name="P81">registramos esta nueva vista en el urls.py urlpatterns: path('buscar/', views.buscar),</text:p>
            </text:list-item>
          </text:list>
        </text:list-item>
        <text:list-item>
          <text:p text:style-name="P82">vamos a hacer que lo que metemos en el textbox anterior se busque en la base de datos (video 22):</text:p>
          <text:list>
            <text:list-item>
              <text:p text:style-name="P83">primero vamos a hacer que al darle al botón buscar pero sin introducir nada que no haga nada. En views.py en el módulo buscar ponemos un if: <text:s/>if request.GET["prd"]: <text:span text:style-name="T28">(lo de antes) y un else con mensaje = “mete algo” (o similar)</text:span></text:p>
            </text:list-item>
            <text:list-item>
              <text:p text:style-name="P84">para que busque en la base de datos el artículo que metemos en el textbox (comentamos primero la línea de mensaje = … que teníamos de antes):</text:p>
              <text:list>
                <text:list-item>
                  <text:p text:style-name="P84">producto = request.GET["prd"] – metemos lo que viene en la url (lo que pusimos en el textbox) en una variable</text:p>
                </text:list-item>
                <text:list-item>
                  <text:p text:style-name="P84">articulos = Articulos.objects.filter(nombre__icontains=producto) – filtramos en la tabla Articulos por lo que hay en la variable producto (nombre__icontains=producto es similar a SQL LIKE nombre = “valor en producto”</text:p>
                </text:list-item>
                <text:list-item>
                  <text:p text:style-name="P85">return render(request, "resultados_busqueda.html", {"articulos":articulos, "query": producto}), nos queda aún crear la página html. Para tener más clara la segunda parte, ver la documentación del método render <text:span text:style-name="T29">(devolvemos el nombre de producto que buscamos y el resultado de la búsqueda).</text:span></text:p>
                </text:list-item>
                <text:list-item>
                  <text:p text:style-name="P86">importamos también la tabla Artículos: from gestionPedidos.models import Articulos</text:p>
                </text:list-item>
              </text:list>
            </text:list-item>
            <text:list-item>
              <text:p text:style-name="P87">creamos la pagina resultados_busqueda.html para poner la información que sacamos de la consulta:</text:p>
              <text:list>
                <text:list-header>
                  <text:p text:style-name="P88">&lt;html&gt;</text:p>
                  <text:p text:style-name="P88"><text:s text:c="4"/>&lt;body&gt;</text:p>
                  <text:p text:style-name="P88"><text:s text:c="8"/>&lt;p&gt;Estás buscando: &lt;strong&gt;{{query}}&lt;/strong&gt;&lt;/p&gt;</text:p>
                  <text:p text:style-name="P88"><text:s text:c="8"/>{% if articulos %} - para hacer algo sólo si hay algún resultado</text:p>
                  <text:p text:style-name="P88"><text:soft-page-break/><text:s text:c="12"/>&lt;p&gt;Artículos encontrados: {{articulos|length}} artículos&lt;/p&gt;</text:p>
                  <text:p text:style-name="P88"><text:s text:c="12"/>&lt;ul&gt;</text:p>
                  <text:p text:style-name="P88"><text:s text:c="16"/>{% for articulo in articulos %} - bucle para listarlos todos (lista ordenada)</text:p>
                  <text:p text:style-name="P88"><text:s text:c="16"/>&lt;li&gt;</text:p>
                  <text:p text:style-name="P88"><text:s text:c="20"/>{{articulo.nombre}} &amp;nbsp; {{articulo.seccion}} &amp;nbsp; <text:tab/><text:tab/><text:tab/><text:tab/>{{articulo.precio}}</text:p>
                  <text:p text:style-name="P88"><text:s text:c="16"/>&lt;/li&gt;</text:p>
                  <text:p text:style-name="P88"><text:s text:c="16"/>{% endfor %}</text:p>
                  <text:p text:style-name="P88"><text:s text:c="12"/>&lt;/ul&gt;</text:p>
                  <text:p text:style-name="P88"><text:s text:c="8"/>{% else %}</text:p>
                  <text:p text:style-name="P88"><text:s text:c="12"/>&lt;p&gt;no hay artículos de ese tipo&lt;/p&gt;</text:p>
                  <text:p text:style-name="P88"><text:s text:c="8"/>{% endif %}</text:p>
                  <text:p text:style-name="P88"><text:s text:c="4"/>&lt;/body&gt;</text:p>
                  <text:p text:style-name="P88">&lt;/html&gt;</text:p>
                </text:list-header>
              </text:list>
            </text:list-item>
          </text:list>
        </text:list-item>
        <text:list-item>
          <text:p text:style-name="P89">video 23:</text:p>
          <text:list>
            <text:list-item>
              <text:p text:style-name="P89">para limitar el número de caracteres que puede meter el usuario en el formulario para que la consulta sql no consuma muchos recursos, en views.py metemos un if después de producto = request que sea if len(producto) &gt; 20 que gestione el caso.</text:p>
            </text:list-item>
            <text:list-item>
              <text:p text:style-name="P90">Formulario de contacto: formulario de contacto para que nos llegue un correo electrónico. En éste vídeo sólo hacemos el formulario, en los siguientes hacemos la gestión del correo en el servidor.</text:p>
              <text:list>
                <text:list-item>
                  <text:p text:style-name="P90">En views.py creamos una nueva vista:</text:p>
                  <text:list>
                    <text:list-header>
                      <text:p text:style-name="P90">def contacto(request):</text:p>
                      <text:p text:style-name="P90"><text:s text:c="4"/>return render(request, "contacto.html")</text:p>
                    </text:list-header>
                  </text:list>
                </text:list-item>
                <text:list-item>
                  <text:p text:style-name="P90">añadimos path en urls.py: path('contacto/', views.contacto),</text:p>
                </text:list-item>
                <text:list-item>
                  <text:p text:style-name="P90">añadimos un nuevo archivo contacto.html en templates:</text:p>
                  <text:list>
                    <text:list-header>
                      <text:p text:style-name="P90">&lt;html&gt;</text:p>
                      <text:p text:style-name="P90"><text:s text:c="4"/>&lt;head&gt;</text:p>
                      <text:p text:style-name="P90"><text:s text:c="8"/>&lt;title&gt;Contactar&lt;/title&gt;</text:p>
                      <text:p text:style-name="P90"><text:s text:c="4"/>&lt;/head&gt;</text:p>
                      <text:p text:style-name="P90"><text:s text:c="4"/>&lt;body&gt;</text:p>
                      <text:p text:style-name="P90"><text:s text:c="8"/>&lt;h1&gt;Contáctanos&lt;/h1&gt;</text:p>
                      <text:p text:style-name="P90"><text:s text:c="8"/>&lt;form action="/contacto/" method="POST"&gt;{% csrf_token %} - usamos método post porque queremos que nos llegue a los administradores como un correo <text:span text:style-name="T30">y el token es por seguridad (si no está no va, dará error).</text:span></text:p>
                      <text:p text:style-name="P90"><text:s text:c="10"/>&lt;p&gt;Asunto: &lt;input type="text" name="asunto"&gt;&lt;/p&gt;</text:p>
                      <text:p text:style-name="P90"><text:s text:c="10"/>&lt;p&gt;email: &lt;input type="text" name="email"&gt;&lt;/p&gt;</text:p>
                      <text:p text:style-name="P91"><text:s text:c="10"/>&lt;p&gt;Mensaje: &lt;textarea name="mensaje" rows="15" <text:tab/>cols="45"&gt;&lt;/textarea&gt;&lt;/p&gt;</text:p>
                      <text:p text:style-name="P91"><text:s text:c="10"/>&lt;input type="submit" value="Enviar"&gt;</text:p>
                      <text:p text:style-name="P91"><text:s text:c="8"/>&lt;/form&gt;</text:p>
                      <text:p text:style-name="P91"><text:s text:c="4"/>&lt;/body&gt;</text:p>
                      <text:p text:style-name="P91">&lt;/html&gt;</text:p>
                    </text:list-header>
                  </text:list>
                </text:list-item>
                <text:list-item>
                  <text:p text:style-name="P92">modificamos la vista para que al darle al botón de enviar nos salga otra página dando gracias y sepamos que se envió el formulario (metemos este código antes del return que teníamos antes):</text:p>
                  <text:p text:style-name="P92">if request.method == “POST”:</text:p>
                  <text:list>
                    <text:list-header>
                      <text:p text:style-name="P92">return render(request, “gracias.html”)</text:p>
                    </text:list-header>
                  </text:list>
                </text:list-item>
                <text:list-item>
                  <text:p text:style-name="P92">creamos el gracias.html en templates con cualquier chorrada (gracias por enviar info).</text:p>
                </text:list-item>
              </text:list>
            </text:list-item>
          </text:list>
        </text:list-item>
        <text:list-item>
          <text:p text:style-name="P93">Envío de mails desde formulario (video 24):<text:tab/></text:p>
          <text:list>
            <text:list-item>
              <text:p text:style-name="P93"><text:soft-page-break/>hay que tener un servidor de correo que nos permita enviar correos. Hay que especificar en settings.py el email backend: EMAIL_BACKEND = “django.core.mail.backends.smtp.EmailBackend”</text:p>
            </text:list-item>
            <text:list-item>
              <text:p text:style-name="P93">especificamos el host: EMAIL_HOST = “smtp.gmail.com” (por ejemplo, y hay que cambiar las opciones de gmail para que deje usar programas externos).</text:p>
            </text:list-item>
            <text:list-item>
              <text:p text:style-name="P93">Especificamos el protocolo de envío, en este caso TLS: EMAIL_USE_TLS = True</text:p>
            </text:list-item>
            <text:list-item>
              <text:p text:style-name="P93">Especificamos puerto (para gmail con TLS es el 587): EMAIL_PORT = 587</text:p>
            </text:list-item>
            <text:list-item>
              <text:p text:style-name="P93">luego hay que poner usuario y contraseña: EMAIL_HOST_USER = “<text:a xlink:type="simple" xlink:href="mailto:yo@yo.com" text:style-name="Internet_20_link" text:visited-style-name="Visited_20_Internet_20_Link">yo@yo.com</text:a>”</text:p>
            </text:list-item>
            <text:list-item>
              <text:p text:style-name="P93">contraseña: EMAIL_HOST_PASSWORD = “contraseña”</text:p>
            </text:list-item>
            <text:list-item>
              <text:p text:style-name="P94">se puede hacer una prueba de envío desde consola:</text:p>
              <text:list>
                <text:list-item>
                  <text:p text:style-name="P94">python3 manage.py shell</text:p>
                </text:list-item>
                <text:list-item>
                  <text:p text:style-name="P94">from django.coremail import send_mail</text:p>
                </text:list-item>
                <text:list-item>
                  <text:p text:style-name="P94">send_mail(“prueba de asunto”, “prueba de cuerpo de mensaje”, “mail remitente”, [“mail destinatario”], file_silently = false) – el ultimo parámetro es para que avise si falla.</text:p>
                </text:list-item>
              </text:list>
            </text:list-item>
            <text:list-item>
              <text:p text:style-name="P95">Ahora vamos a enlazar el formulario de antes con el correo. Vamos a views.py y vamos a hacer cambios en la función contacto, antes de la instrucción que mandaba a la web que daba las gracias.</text:p>
              <text:list>
                <text:list-item>
                  <text:p text:style-name="P97"><text:span text:style-name="T31">subject = request.POST["asunto"] – lo que va entre comillas (también en la</text:span>s<text:span text:style-name="T31"> siguiente</text:span>s<text:span text:style-name="T31"> instrucci</text:span>o<text:span text:style-name="T31">n</text:span>es<text:span text:style-name="T31">) son los nombres de los cuadros de texto del html, tienen que coincidir para que sepa qué información coger.</text:span></text:p>
                  <text:p text:style-name="P96">message = request.POST["mensaje"] + " " + request.POST["email"]</text:p>
                  <text:p text:style-name="P96">email_from = settings.EMAIL_HOST_USER (para que ponga la dirección de la cuenta asociada a la web, no es la del remitente)</text:p>
                  <text:p text:style-name="P96">recipient_list = ["direccion@destino.com"]</text:p>
                  <text:p text:style-name="P96">send_mail(subject, message, email_from, recipient_list)</text:p>
                </text:list-item>
                <text:list-item>
                  <text:p text:style-name="P97">importamos también:</text:p>
                  <text:p text:style-name="P97">from django.core.mail import send_mail</text:p>
                  <text:p text:style-name="P97">from django.conf import settings</text:p>
                </text:list-item>
                <text:list-item>
                  <text:p text:style-name="P97"/>
                </text:list-item>
              </text:list>
            </text:list-item>
          </text:list>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2-21T18:18:46.277422382</meta:creation-date>
    <meta:generator>LibreOffice/6.4.7.2$Linux_X86_64 LibreOffice_project/40$Build-2</meta:generator>
    <dc:date>2022-03-05T13:07:15.216160625</dc:date>
    <meta:editing-duration>PT9H27M22S</meta:editing-duration>
    <meta:editing-cycles>70</meta:editing-cycles>
    <meta:document-statistic meta:table-count="0" meta:image-count="0" meta:object-count="0" meta:page-count="7" meta:paragraph-count="231" meta:word-count="2833" meta:character-count="18152" meta:non-whitespace-character-count="15456"/>
  </office:meta>
</office:document-meta>
</file>